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28E43E1E644C7B6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28E43E1E644C7B68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ésus prie pour ses disciples</text:span></text:p>
            <text:p text:style-name="P3"><text:span text:style-name="T2">(Jean 17.1-26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41:47.407000000</dc:date>
    <meta:editing-duration>PT2H28M6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